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40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okmark here-&gt;<text:bookmark text:name="bookmar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1T08:42:36.292000000</meta:creation-date>
    <dc:date>2021-09-11T08:43:46.310000000</dc:date>
    <meta:editing-duration>PT1M11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Dev/7.3.0.0.alpha0$Windows_X86_64 LibreOffice_project/d28a90f1f0f3cb297b1baa42f36b03f57e0fd0bf</meta:generator>
  </office:meta>
</office:document-meta>
</file>